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9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4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172f"/>
    </style:style>
    <style:style style:name="T10" style:family="text">
      <style:text-properties officeooo:rsid="000f26dc"/>
    </style:style>
    <style:style style:name="T11" style:family="text">
      <style:text-properties officeooo:rsid="0010be61"/>
    </style:style>
    <style:style style:name="T12" style:family="text">
      <style:text-properties officeooo:rsid="0010f3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6"><text:span text:style-name="T6">Approvazione</text:span> <text:span text:style-name="T10">orario</text:span>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2">UC_M_<text:span text:style-name="T10">29</text:span>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9">L'utente accede al sistema e viene riconosciuto <text:span text:style-name="T1">come Impiegato.</text:span></text:p>
            <text:p text:style-name="P10">Un Genitore deve aver fatto <text:span text:style-name="T9">una richiesta specifica</text:span> <text:span text:style-name="T9">(</text:span>use case <text:span text:style-name="T10">28</text:span><text:span text:style-name="T9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3"><text:s text:c="10"/><text:span text:style-name="T5">a</text:span>. il sistema mostra una notifica, <text:span text:style-name="T4">un genitore richiede l'approvazione della modifica del</text:span><text:span text:style-name="T10">l'orario</text:span><text:span text:style-name="T4"> </text:span><text:span text:style-name="T5">del proprio bambino</text:span>.</text:p>
            <text:p text:style-name="P6"/>
            <text:p text:style-name="P7"><text:span text:style-name="T5">b</text:span>. 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0">con una notifica di </text:span><text:span text:style-name="T11">rifiuto</text:span>.</text:p>
            <text:p text:style-name="P11"/>
            <text:p text:style-name="P14"><text:span text:style-name="T8">c</text:span>. il sistema invia una notifica <text:span text:style-name="T6">di </text:span><text:span text:style-name="T11">rifiuto</text:span><text:span text:style-name="T6"> </text:span>al genitore.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8">In caso di successo Il sistema mostr<text:span text:style-name="T11">a </text:span>i dati <text:span text:style-name="T11">eventualmente</text:span> <text:span text:style-name="T1">modificati</text:span>.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 <text:span text:style-name="T12">29b</text:span>: <text:span text:style-name="T12">l'impiegato rifiuta il cambiamento d'orario riciesto dal genit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4</meta:editing-cycles>
    <meta:generator>LibreOffice/3.6$Windows_x86 LibreOffice_project/da8c1e6-fd468f4-454e206-f42a4a9-143cfd</meta:generator>
    <dc:date>2012-10-24T19:45:31.14</dc:date>
    <meta:document-statistic meta:table-count="1" meta:image-count="0" meta:object-count="0" meta:page-count="1" meta:paragraph-count="19" meta:word-count="130" meta:character-count="895" meta:non-whitespace-character-count="774"/>
    <meta:user-defined meta:name="Info 1"/>
    <meta:user-defined meta:name="Info 2"/>
    <meta:user-defined meta:name="Info 3"/>
    <meta:user-defined meta:name="Info 4"/>
  </office:meta>
</office:document-meta>
</file>